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3c5b05" officeooo:paragraph-rsid="003c5b0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e4f94" officeooo:paragraph-rsid="002e4f94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36a580" officeooo:paragraph-rsid="0036a580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386689" officeooo:paragraph-rsid="00386689" style:font-name-asian="Courier New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3ade44" officeooo:paragraph-rsid="003ade44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3f0265" officeooo:paragraph-rsid="003f0265" style:font-name-asian="Courier New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1cd6bc" officeooo:paragraph-rsid="003f0265" style:font-name-asian="Courier New" style:font-size-asian="10pt" style:font-name-complex="Liberation Mono" style:font-size-complex="10pt"/>
    </style:style>
    <style:style style:name="P23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31c661" officeooo:paragraph-rsid="0031c661" fo:background-color="#ffff99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334cd4" officeooo:paragraph-rsid="00334cd4" fo:background-color="#ffff99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T1" style:family="text">
      <style:text-properties officeooo:rsid="00202874"/>
    </style:style>
    <style:style style:name="T2" style:family="text">
      <style:text-properties officeooo:rsid="0027a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12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8">right-click переключение стиля управления.</text:p>
          </table:table-cell>
          <table:table-cell table:style-name="Table1.B2" office:value-type="string">
            <text:p text:style-name="P29">доработать<text:span text:style-name="T2">: если интерфейс не поймал клик, то смена стиля управления.</text:span></text:p>
            <text:p text:style-name="P30">Only in travel mode</text:p>
          </table:table-cell>
        </table:table-row>
        <table:table-row>
          <table:table-cell table:style-name="Table1.A2" office:value-type="string">
            <text:p text:style-name="P10">different opacity for content</text:p>
            <text:p text:style-name="P11">usually 0.8 for frame</text:p>
            <text:p text:style-name="P11">and 1.0 for content</text:p>
          </table:table-cell>
          <table:table-cell table:style-name="Table1.B2" office:value-type="string">
            <text:p text:style-name="P10">content.opacity:=Opacity;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Window.AntiAliasing := aa4SamplesNicer;</text:p>
          </table:table-cell>
        </table:table-row>
        <table:table-row>
          <table:table-cell table:style-name="Table1.A2" office:value-type="string">
            <text:p text:style-name="P13">interface.id</text:p>
            <text:p text:style-name="P13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TouchOver interface_id</text:p>
            <text:p text:style-name="P13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actor -&gt; npc -&gt; characte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animation:</text:p>
            <text:p text:style-name="P13">slide</text:p>
            <text:p text:style-name="P13">fade</text:p>
            <text:p text:style-name="P13">zoo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Keep wind images between different game modes and fade in/out if necessary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6">actions/perks -&gt; perk.image</text:p>
            <text:p text:style-name="P27">action = class(activeper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>UIFont.Print(10, 10, Yellow, Format('FPS : %f (real : %f). Shapes : %d / %d',</text:p>
            <text:p text:style-name="P15"><text:s text:c="3"/>[Window.Fps.FrameTime,</text:p>
            <text:p text:style-name="P15"><text:s text:c="4"/>Window.Fps.RealTime,</text:p>
            <text:p text:style-name="P15"><text:s text:c="4"/>Window.SceneManager.Statistics.ShapesRendered,</text:p>
            <text:p text:style-name="P15"><text:s text:c="4"/>Window.SceneManager.Statistics.ShapesVisible]));</text:p>
          </table:table-cell>
        </table:table-row>
        <table:table-row>
          <table:table-cell table:style-name="Table1.A2" office:value-type="string">
            <text:p text:style-name="P17">Make bars 1px high, or change pattern along the axis, e.g. by clouds or noise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<text:s text:c="4"/>property MinWidth: Integer read FMinWidth write FMinWidth default 100;</text:p>
            <text:p text:style-name="P17"><text:s text:c="4"/>property MinHeight: Integer read FMinHeight write FMinHeight default 100;</text:p>
            <text:p text:style-name="P17"><text:soft-page-break/><text:s text:c="4"/>property MaxWidth: Integer read FMaxWidth write FMaxWidth default 4000;</text:p>
            <text:p text:style-name="P17"><text:s text:c="4"/>property MaxHeight: Integer read FMaxHeight write FMaxHeight default 4000;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procedure DoResize(AWidth, AHeight: integer; FirstResizeAfterOpen: boolean); 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<text:s text:c="4"/>property AntiAliasing: TAntiAliasing</text:p>
            <text:p text:style-name="P17"><text:s text:c="6"/>read FAntiAliasing write SetAntiAliasing default DefaultAntiAliasing;</text:p>
          </table:table-cell>
        </table:table-row>
        <table:table-row>
          <table:table-cell table:style-name="Table1.A2" office:value-type="string">
            <text:p text:style-name="P17">for dynamic skybox</text:p>
          </table:table-cell>
          <table:table-cell table:style-name="Table1.B2" office:value-type="string">
            <text:p text:style-name="P17">function SaveScreen: TRGBImage; overload;</text:p>
            <text:p text:style-name="P18">Container.SaveScreen;</text:p>
          </table:table-cell>
        </table:table-row>
        <table:table-row>
          <table:table-cell table:style-name="Table1.A2" office:value-type="string">
            <text:p text:style-name="P19">Smallest size of the frames?</text:p>
          </table:table-cell>
          <table:table-cell table:style-name="Table1.B2" office:value-type="string">
            <text:p text:style-name="P19">now 6x6 black square</text:p>
          </table:table-cell>
        </table:table-row>
        <table:table-row>
          <table:table-cell table:style-name="Table1.A2" office:value-type="string">
            <text:p text:style-name="P24">handle "image not found" in thread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6">Longclick</text:p>
            <text:p text:style-name="Preformatted_20_Text">Doubleclick</text:p>
            <text:p text:style-name="Preformatted_20_Text">xyprocedure for compatibility with rightclick and longclick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7">Настройки сохранения jpg?</text:p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Загрузка перевода</text:p>
          </table:table-cell>
          <table:table-cell table:style-name="Table1.B2" office:value-type="string">
            <text:p text:style-name="P22">Загрузка фактов и списка картинок с диска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19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21:18:27.000806554</dc:date>
    <meta:editing-duration>PT11H31M11S</meta:editing-duration>
    <meta:editing-cycles>25</meta:editing-cycles>
    <meta:generator>LibreOffice/4.3.3.2$Linux_X86_64 LibreOffice_project/430m0$Build-2</meta:generator>
    <meta:document-statistic meta:table-count="1" meta:image-count="0" meta:object-count="0" meta:page-count="2" meta:paragraph-count="56" meta:word-count="238" meta:character-count="2110" meta:non-whitespace-character-count="1885"/>
  </office:meta>
</office:document-meta>
</file>